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3">Système de Communication Sécurisé par Radio Logicielle (SDR) avec Chiffrement</text:span>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10:19:15.965511850</dc:date>
    <meta:editing-duration>PT5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3" meta:character-count="1818" meta:non-whitespace-character-count="1631"/>
  </office:meta>
</office:document-meta>
</file>